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.9499998092651pt" fo:font-weight="bold" style:font-size-asian="10pt" style:font-size-complex="1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NA + Filter Results" table:style-name="ta1">
        <table:shapes>
          <draw:frame draw:z-index="0" draw:style-name="gr1" draw:text-style-name="P1" svg:width="22.338cm" svg:height="13.042cm" svg:x="4.483cm" svg:y="4.387cm">
            <draw:object draw:notify-on-update-of-ranges="'LNA + Filter Results'.B4:'LNA + Filter Results'.AG4 'LNA + Filter Results'.A5:'LNA + Filter Results'.A5 'LNA + Filter Results'.B5:'LNA + Filter Results'.AG5 'LNA + Filter Results'.A6:'LNA + Filter Results'.A6 'LNA + Filter Results'.B6:'LNA + Filter Results'.AG6 'LNA + Filter Results'.A7:'LNA + Filter Results'.A7 'LNA + Filter Results'.B7:'LNA + Filter Results'.AG7 'LNA + Filter Results'.A8:'LNA + Filter Results'.A8 'LNA + Filter Results'.B8:'LNA + Filter Results'.A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996" table:default-cell-style-name="Default"/>
        <table:table-row table:style-name="ro1">
          <table:table-cell table:style-name="ce1" office:value-type="string" calcext:value-type="string">
            <text:p>Graph for displaying results of link test software</text:p>
          </table:table-cell>
          <table:table-cell table:style-name="ce1" table:number-columns-repeated="5"/>
          <table:table-cell table:style-name="ce3" table:number-columns-repeated="1023"/>
        </table:table-row>
        <table:table-row table:style-name="ro2" table:number-rows-repeated="2">
          <table:table-cell table:number-columns-repeated="1029"/>
        </table:table-row>
        <table:table-row table:style-name="ro2">
          <table:table-cell table:style-name="ce2" office:value-type="string" calcext:value-type="string">
            <text:p>PowerLevel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9" calcext:value-type="float">
            <text:p>-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st1</text:p>
          </table:table-cell>
          <table:table-cell table:number-columns-repeated="1028"/>
        </table:table-row>
        <table:table-row table:style-name="ro2">
          <table:table-cell office:value-type="string" calcext:value-type="string">
            <text:p>Test2</text:p>
          </table:table-cell>
          <table:table-cell table:number-columns-repeated="1028"/>
        </table:table-row>
        <table:table-row table:style-name="ro2">
          <table:table-cell office:value-type="string" calcext:value-type="string">
            <text:p>Test3</text:p>
          </table:table-cell>
          <table:table-cell table:number-columns-repeated="1028"/>
        </table:table-row>
        <table:table-row table:style-name="ro2">
          <table:table-cell office:value-type="string" calcext:value-type="string">
            <text:p>Test4</text:p>
          </table:table-cell>
          <table:table-cell table:number-columns-repeated="10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5:07:28.4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12T15:12:37.524000000</dc:date>
    <meta:editing-duration>PT41M10S</meta:editing-duration>
    <meta:editing-cycles>9</meta:editing-cycles>
    <meta:generator>LibreOffice/24.2.3.2$Windows_x86 LibreOffice_project/433d9c2ded56988e8a90e6b2e771ee4e6a5ab2ba</meta:generator>
    <meta:document-statistic meta:table-count="1" meta:cell-count="38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39cm" svg:height="13.043cm" xlink:href=".." xlink:type="simple" chart:class="chart:line" chart:style-name="ch1">
        <chart:legend chart:legend-position="end" svg:x="20.148cm" svg:y="5.475cm" style:legend-expansion="high" chart:style-name="ch2"/>
        <chart:plot-area chart:style-name="ch3" table:cell-range-address="'LNA + Filter Results'.A4:'LNA + Filter Results'.AG8" chart:data-source-has-labels="both" svg:x="1.797cm" svg:y="0.26cm" svg:width="17.905cm" svg:height="11.202cm">
          <chart:coordinate-region svg:x="2.418cm" svg:y="0.46cm" svg:width="17.137cm" svg:height="10.355cm"/>
          <chart:axis chart:dimension="x" chart:name="primary-x" chart:style-name="ch4" chartooo:axis-type="auto">
            <chartooo:date-scale/>
            <chart:title svg:x="7.77cm" svg:y="11.722cm" chart:style-name="ch5">
              <text:p>dBm of Packet Received</text:p>
            </chart:title>
            <chart:categories table:cell-range-address="'LNA + Filter Results'.B4:'LNA + Filter Results'.AG4"/>
            <chart:grid chart:style-name="ch6" chart:class="minor"/>
          </chart:axis>
          <chart:axis chart:dimension="y" chart:name="primary-y" chart:style-name="ch7">
            <chart:title svg:x="0.528cm" svg:y="9.2cm" chart:style-name="ch8">
              <text:p>Number of Packets Received</text:p>
            </chart:title>
            <chart:grid chart:style-name="ch9" chart:class="major"/>
          </chart:axis>
          <chart:series chart:style-name="ch10" chart:values-cell-range-address="'LNA + Filter Results'.B5:'LNA + Filter Results'.AG5" chart:label-cell-address="'LNA + Filter Results'.A5:'LNA + Filter Results'.A5" chart:class="chart:line">
            <chart:data-point chart:repeated="32"/>
          </chart:series>
          <chart:series chart:style-name="ch11" chart:values-cell-range-address="'LNA + Filter Results'.B6:'LNA + Filter Results'.AG6" chart:label-cell-address="'LNA + Filter Results'.A6:'LNA + Filter Results'.A6" chart:class="chart:line">
            <chart:data-point chart:repeated="32"/>
          </chart:series>
          <chart:series chart:style-name="ch12" chart:values-cell-range-address="'LNA + Filter Results'.B7:'LNA + Filter Results'.AG7" chart:label-cell-address="'LNA + Filter Results'.A7:'LNA + Filter Results'.A7" chart:class="chart:line">
            <chart:data-point chart:repeated="32"/>
          </chart:series>
          <chart:series chart:style-name="ch13" chart:values-cell-range-address="'LNA + Filter Results'.B8:'LNA + Filter Results'.AG8" chart:label-cell-address="'LNA + Filter Results'.A8:'LNA + Filter Results'.A8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22">
                <text:p>22</text:p>
                <draw:g>
                  <svg:desc>'LNA + Filter Results'.B4:'LNA + Filter Results'.AG4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</table:table-header-rows>
          <table:table-rows>
            <table:table-row>
              <table:table-cell office:value-type="string">
                <text:p>Test1</text:p>
                <draw:g>
                  <svg:desc>'LNA + Filter Results'.A5:'LNA + Filter Results'.A5</svg:desc>
                </draw:g>
              </table:table-cell>
              <table:table-cell office:value-type="float" office:value="NaN">
                <text:p>NaN</text:p>
                <draw:g>
                  <svg:desc>'LNA + Filter Results'.B5:'LNA + Filter Results'.A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2</text:p>
                <draw:g>
                  <svg:desc>'LNA + Filter Results'.A6:'LNA + Filter Results'.A6</svg:desc>
                </draw:g>
              </table:table-cell>
              <table:table-cell office:value-type="float" office:value="NaN">
                <text:p>NaN</text:p>
                <draw:g>
                  <svg:desc>'LNA + Filter Results'.B6:'LNA + Filter Results'.A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3</text:p>
                <draw:g>
                  <svg:desc>'LNA + Filter Results'.A7:'LNA + Filter Results'.A7</svg:desc>
                </draw:g>
              </table:table-cell>
              <table:table-cell office:value-type="float" office:value="NaN">
                <text:p>NaN</text:p>
                <draw:g>
                  <svg:desc>'LNA + Filter Results'.B7:'LNA + Filter Results'.A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4</text:p>
                <draw:g>
                  <svg:desc>'LNA + Filter Results'.A8:'LNA + Filter Results'.A8</svg:desc>
                </draw:g>
              </table:table-cell>
              <table:table-cell office:value-type="float" office:value="NaN">
                <text:p>NaN</text:p>
                <draw:g>
                  <svg:desc>'LNA + Filter Results'.B8:'LNA + Filter Results'.A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